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sker" svg:font-family="Basker"/>
    <style:font-face style:name="Baskerville" svg:font-family="Baskervil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" svg:font-family="Times" style:font-family-generic="roman"/>
  </office:font-face-decls>
  <office:automatic-styles>
    <style:style style:name="P1" style:family="paragraph" style:parent-style-name="Title">
      <style:text-properties style:font-name="Times" officeooo:rsid="00119bce" officeooo:paragraph-rsid="00119bce"/>
    </style:style>
    <style:style style:name="P2" style:family="paragraph" style:parent-style-name="Heading_20_1">
      <style:text-properties style:font-name="Times "/>
    </style:style>
    <style:style style:name="P3" style:family="paragraph" style:parent-style-name="Heading_20_2">
      <style:text-properties style:font-name="Times "/>
    </style:style>
    <style:style style:name="P4" style:family="paragraph" style:parent-style-name="Heading_20_3">
      <style:text-properties style:font-name="Times "/>
    </style:style>
    <style:style style:name="P5" style:family="paragraph" style:parent-style-name="Text_20_body" style:list-style-name="L1">
      <style:text-properties officeooo:rsid="00148894" officeooo:paragraph-rsid="00148894"/>
    </style:style>
    <style:style style:name="P6" style:family="paragraph" style:parent-style-name="Text_20_body">
      <style:text-properties style:font-name="Times " officeooo:rsid="001282f1" officeooo:paragraph-rsid="001282f1"/>
    </style:style>
    <style:style style:name="P7" style:family="paragraph" style:parent-style-name="Text_20_body">
      <style:text-properties style:font-name="Times " officeooo:rsid="00148894" officeooo:paragraph-rsid="00148894"/>
    </style:style>
    <style:style style:name="P8" style:family="paragraph" style:parent-style-name="Text_20_body" style:list-style-name="L1">
      <style:text-properties fo:color="#c9211e" loext:opacity="100%" officeooo:rsid="00148894" officeooo:paragraph-rsid="00148894"/>
    </style:style>
    <style:style style:name="P9" style:family="paragraph" style:parent-style-name="Text_20_body" style:list-style-name="L1">
      <style:text-properties fo:color="#c9211e" loext:opacity="100%" officeooo:rsid="001670d3" officeooo:paragraph-rsid="001670d3"/>
    </style:style>
    <style:style style:name="P10" style:family="paragraph" style:parent-style-name="Text_20_body" style:list-style-name="L1">
      <style:text-properties officeooo:rsid="001670d3" officeooo:paragraph-rsid="001670d3"/>
    </style:style>
    <style:style style:name="T1" style:family="text">
      <style:text-properties officeooo:rsid="001282f1"/>
    </style:style>
    <style:style style:name="T2" style:family="text">
      <style:text-properties officeooo:rsid="001670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Cogito</text:p>
      <text:h text:style-name="Heading_20_1" text:outline-level="1">Business Understanding</text:h>
      <text:h text:style-name="Heading_20_2" text:outline-level="2">Identify Unmet Needs</text:h>
      <text:list text:style-name="L1">
        <text:list-item>
          <text:p text:style-name="P5">A way to address outdated knowledge in LLM in order to answer valuable and grounded truths when asked a question pertaining to a specific domain.</text:p>
          <text:list>
            <text:list-item>
              <text:p text:style-name="P10">Need a economically feasible system to add new valuable knowledge and still be able to extract valuable information.</text:p>
            </text:list-item>
          </text:list>
        </text:list-item>
        <text:list-item>
          <text:p text:style-name="P5">A way to address poor signal-to-noise ratio in educational videos in order to learn faster and adopt newer and more effective solutions before <text:span text:style-name="T2">one’s competitors</text:span>.</text:p>
          <text:list>
            <text:list-item>
              <text:p text:style-name="P5">Gain Early-Adopter ability. <text:span text:style-name="T2">First to move gives a very big advantage against competitors.</text:span></text:p>
            </text:list-item>
          </text:list>
        </text:list-item>
        <text:list-item>
          <text:p text:style-name="P8">A way to address unsatisfactory learning medium when knowledge gathering with educational videos, forums, blogs in order to improve learning rate.</text:p>
          <text:list>
            <text:list-item>
              <text:p text:style-name="P9">Every human has their predispositions on how they learn best.</text:p>
            </text:list-item>
          </text:list>
        </text:list-item>
        <text:list-item>
          <text:p text:style-name="P9">A way to address detection in emerging experts in a specific domain before they get shut down and their knowledge-sharing quality becomes unusable.</text:p>
          <text:list>
            <text:list-item>
              <text:p text:style-name="P9">A better way to detect valuable master rules.</text:p>
            </text:list-item>
          </text:list>
        </text:list-item>
      </text:list>
      <text:h text:style-name="Heading_20_2" text:outline-level="2">Define the Problem</text:h>
      <text:p text:style-name="Text_20_body"/>
      <text:p text:style-name="P6">Define the AI Opportunity</text:p>
      <text:p text:style-name="P6">Stakeholder Mapping and Value Proposition</text:p>
      <text:h text:style-name="P2" text:outline-level="1">Milestone and Deliverables</text:h>
      <text:h text:style-name="P3" text:outline-level="2">Data Understanding <text:span text:style-name="T1">&amp; Data Requirements</text:span></text:h>
      <text:p text:style-name="P7">Multimodal Data: Video, Audio, Text</text:p>
      <text:h text:style-name="P4" text:outline-level="3"><text:soft-page-break/>Prototyping and Concept Validation</text:h>
      <text:h text:style-name="P4" text:outline-level="3">Data Preparation</text:h>
      <text:h text:style-name="P4" text:outline-level="3">Modeling</text:h>
      <text:h text:style-name="P4" text:outline-level="3">Evaluation</text:h>
      <text:h text:style-name="P4" text:outline-level="3">Deployment</text:h>
      <text:h text:style-name="P4" text:outline-level="3">Model Managemen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sker" svg:font-family="Basker"/>
    <style:font-face style:name="Baskerville" svg:font-family="Baskervil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Times 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48:42.756315551</meta:creation-date>
    <dc:date>2024-10-15T16:34:13.864000618</dc:date>
    <meta:editing-duration>PT20M2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23" meta:word-count="194" meta:character-count="1251" meta:non-whitespace-character-count="1088"/>
  </office:meta>
</office:document-meta>
</file>